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style:min-row-height="0.54cm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6a580" officeooo:paragraph-rsid="0036a580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paragraph-properties fo:margin-top="0cm" fo:margin-bottom="0.499cm" loext:contextual-spacing="false"/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On enter</text:p>
            <text:p text:style-name="P13">On leave</text:p>
            <text:p text:style-name="P13">On down</text:p>
            <text:p text:style-name="P13">On release</text:p>
            <text:p text:style-name="P13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actions/perks -&gt; perk.image</text:p>
            <text:p text:style-name="P16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B2" office:value-type="string">
            <text:p text:style-name="P17">UIFont.Print(10, 10, Yellow, Format('FPS : %f (real : %f). Shapes : %d / %d',</text:p>
            <text:p text:style-name="P17"><text:s text:c="3"/>[Window.Fps.FrameTime,</text:p>
            <text:p text:style-name="P17"><text:s text:c="4"/>Window.Fps.RealTime,</text:p>
            <text:p text:style-name="P17"><text:s text:c="4"/>Window.SceneManager.Statistics.ShapesRendered,</text:p>
            <text:p text:style-name="P17"><text:soft-page-break/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8">if Assigned(FOnButtonDown)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>Make bars 1px high, or change pattern along the axis, e.g. by clouds or noise</text:p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<text:s text:c="4"/>property MinWidth: Integer read FMinWidth write FMinWidth default 100;</text:p>
            <text:p text:style-name="P19"><text:s text:c="4"/>property MinHeight: Integer read FMinHeight write FMinHeight default 100;</text:p>
            <text:p text:style-name="P19"><text:s text:c="4"/>property MaxWidth: Integer read FMaxWidth write FMaxWidth default 4000;</text:p>
            <text:p text:style-name="P19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procedure DoResize(AWidth, AHeight: integer; FirstResizeAfterOpen: boolean); </text:p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B2" office:value-type="string">
            <text:p text:style-name="P19"><text:s text:c="4"/>property AntiAliasing: TAntiAliasing</text:p>
            <text:p text:style-name="P19"><text:s text:c="6"/>read FAntiAliasing write SetAntiAliasing default DefaultAntiAliasing;</text:p>
          </table:table-cell>
        </table:table-row>
        <table:table-row>
          <table:table-cell table:style-name="Table1.A2" office:value-type="string">
            <text:p text:style-name="P19">for dynamic skybox</text:p>
          </table:table-cell>
          <table:table-cell table:style-name="Table1.B2" office:value-type="string">
            <text:p text:style-name="P19">function SaveScreen: TRGBImage; overload;</text:p>
            <text:p text:style-name="P20">Container.SaveScreen;</text:p>
          </table:table-cell>
        </table:table-row>
        <table:table-row>
          <table:table-cell table:style-name="Table1.A2" office:value-type="string">
            <text:p text:style-name="P21">Smallest size of the frames?</text:p>
          </table:table-cell>
          <table:table-cell table:style-name="Table1.B2" office:value-type="string">
            <text:p text:style-name="P21">now 6x6 black square</text:p>
          </table:table-cell>
        </table:table-row>
        <table:table-row>
          <table:table-cell table:style-name="Table1.A2" office:value-type="string">
            <text:p text:style-name="P26">handle "image not found" in thread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2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21"/>
          </table:table-cell>
        </table:table-row>
        <table:table-row>
          <table:table-cell table:style-name="Table1.A2" office:value-type="string">
            <text:p text:style-name="P23">Настройки сохранения jpg?</text:p>
          </table:table-cell>
          <table:table-cell table:style-name="Table1.B2" office:value-type="string">
            <text:p text:style-name="P21"/>
          </table:table-cell>
        </table:table-row>
        <table:table-row table:style-name="Table1.30">
          <table:table-cell table:style-name="Table1.A2" office:value-type="string">
            <text:p text:style-name="P24">Загрузка перевода</text:p>
          </table:table-cell>
          <table:table-cell table:style-name="Table1.B2" office:value-type="string">
            <text:p text:style-name="P21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0:30:52.669776280</dc:date>
    <meta:editing-duration>PT11H26M36S</meta:editing-duration>
    <meta:editing-cycles>24</meta:editing-cycles>
    <meta:generator>LibreOffice/4.3.3.2$Linux_x86 LibreOffice_project/430m0$Build-2</meta:generator>
    <meta:document-statistic meta:table-count="1" meta:image-count="0" meta:object-count="0" meta:page-count="2" meta:paragraph-count="63" meta:word-count="257" meta:character-count="2224" meta:non-whitespace-character-count="1987"/>
  </office:meta>
</office:document-meta>
</file>